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a6081" officeooo:paragraph-rsid="000827ca"/>
    </style:style>
    <style:style style:name="P2" style:family="paragraph" style:parent-style-name="Standard">
      <style:text-properties officeooo:rsid="003a6081" officeooo:paragraph-rsid="001acc82"/>
    </style:style>
    <style:style style:name="P3" style:family="paragraph" style:parent-style-name="Standard">
      <style:text-properties officeooo:rsid="003a6081" officeooo:paragraph-rsid="001c8e5f"/>
    </style:style>
    <style:style style:name="P4" style:family="paragraph" style:parent-style-name="Standard">
      <style:text-properties officeooo:rsid="00240fe0" officeooo:paragraph-rsid="000827ca"/>
    </style:style>
    <style:style style:name="P5" style:family="paragraph" style:parent-style-name="Standard">
      <style:text-properties officeooo:rsid="00240fe0" officeooo:paragraph-rsid="00158b54"/>
    </style:style>
    <style:style style:name="P6" style:family="paragraph" style:parent-style-name="Standard">
      <style:text-properties officeooo:rsid="00158b54" officeooo:paragraph-rsid="00158b54"/>
    </style:style>
    <style:style style:name="P7" style:family="paragraph" style:parent-style-name="Standard">
      <style:text-properties officeooo:rsid="00240fe0" officeooo:paragraph-rsid="000827ca" fo:background-color="#ffff00"/>
    </style:style>
    <style:style style:name="P8" style:family="paragraph" style:parent-style-name="Standard">
      <style:text-properties officeooo:rsid="003a6081" officeooo:paragraph-rsid="000827ca" fo:background-color="#ffff00"/>
    </style:style>
    <style:style style:name="P9" style:family="paragraph" style:parent-style-name="Standard">
      <style:text-properties officeooo:rsid="003a6081" officeooo:paragraph-rsid="001acc82" fo:background-color="#ffff00"/>
    </style:style>
    <style:style style:name="P10" style:family="paragraph" style:parent-style-name="Standard">
      <style:text-properties officeooo:rsid="003a6081" officeooo:paragraph-rsid="001c8e5f" fo:background-color="#ffff00"/>
    </style:style>
    <style:style style:name="P11" style:family="paragraph" style:parent-style-name="Standard">
      <style:text-properties officeooo:rsid="003a6081" officeooo:paragraph-rsid="000827ca"/>
    </style:style>
    <style:style style:name="P12" style:family="paragraph" style:parent-style-name="Standard">
      <style:text-properties officeooo:rsid="003a6081" officeooo:paragraph-rsid="000827ca" fo:background-color="#ffff00"/>
    </style:style>
    <style:style style:name="T1" style:family="text">
      <style:text-properties officeooo:rsid="0024bba9"/>
    </style:style>
    <style:style style:name="T2" style:family="text">
      <style:text-properties officeooo:rsid="0025ef27"/>
    </style:style>
    <style:style style:name="T3" style:family="text">
      <style:text-properties officeooo:rsid="0028ca0f"/>
    </style:style>
    <style:style style:name="T4" style:family="text">
      <style:text-properties officeooo:rsid="002aa2af"/>
    </style:style>
    <style:style style:name="T5" style:family="text">
      <style:text-properties officeooo:rsid="002b5a42"/>
    </style:style>
    <style:style style:name="T6" style:family="text">
      <style:text-properties officeooo:rsid="002c8dde"/>
    </style:style>
    <style:style style:name="T7" style:family="text">
      <style:text-properties officeooo:rsid="00362301"/>
    </style:style>
    <style:style style:name="T8" style:family="text">
      <style:text-properties officeooo:rsid="0038d8c0"/>
    </style:style>
    <style:style style:name="T9" style:family="text">
      <style:text-properties officeooo:rsid="003c6c27"/>
    </style:style>
    <style:style style:name="T10" style:family="text">
      <style:text-properties officeooo:rsid="003dfedb"/>
    </style:style>
    <style:style style:name="T11" style:family="text">
      <style:text-properties officeooo:rsid="001c6e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-------------------------------------</text:p>
      <text:p text:style-name="P1">--# <text:s text:c="58"/>Function <text:s text:c="79"/>#</text:p>
      <text:p text:style-name="P1">------------------------------------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------------------------------------</text:p>
      <text:p text:style-name="P1">--# <text:s text:c="61"/>Patient View <text:s text:c="70"/>#</text:p>
      <text:p text:style-name="P1">-----------------------------------------------------------------------------------------------------------------------</text:p>
      <text:p text:style-name="P12">--find patient follow all name</text:p>
      <text:p text:style-name="P1">create or replace function FindPatientFollowName(_Name character varying)</text:p>
      <text:p text:style-name="P1">returns table (pid character varying, patient_name character varying, gender character varying, dob date, phone integer, insurance character varying, email character varying, address character varying)</text:p>
      <text:p text:style-name="P1">as</text:p>
      <text:p text:style-name="P1">$func$</text:p>
      <text:p text:style-name="P1">begin</text:p>
      <text:p text:style-name="P1"><text:tab/>return query</text:p>
      <text:p text:style-name="P1"><text:tab/>select pa.*</text:p>
      <text:p text:style-name="P1"><text:tab/>from patient as pa</text:p>
      <text:p text:style-name="P1"><text:tab/>where pa.patient_name = _Name;</text:p>
      <text:p text:style-name="P1">end</text:p>
      <text:p text:style-name="P1">$func$ language plpgsql;</text:p>
      <text:p text:style-name="P1"/>
      <text:p text:style-name="P1">--select * from FindPatientFollowName('Nguyen Van Chang');</text:p>
      <text:p text:style-name="P1">---------------------------------------------------------------------------------------------------------------------</text:p>
      <text:p text:style-name="P12">--find all patient follow a part of name</text:p>
      <text:p text:style-name="P1">create or replace function FindPatientFollowPartName(_Name character varying)</text:p>
      <text:p text:style-name="P1">returns table (pid character varying, patient_name character varying, gender character varying, dob date, phone integer, insurance character varying, email character varying, address character varying)</text:p>
      <text:p text:style-name="P1">as</text:p>
      <text:p text:style-name="P1">$func$</text:p>
      <text:p text:style-name="P1">begin</text:p>
      <text:p text:style-name="P1"><text:tab/>return query</text:p>
      <text:p text:style-name="P1"><text:tab/>select pa.*</text:p>
      <text:p text:style-name="P1"><text:tab/>from patient as pa</text:p>
      <text:p text:style-name="P1"><text:tab/>where pa.patient_name like _Name;</text:p>
      <text:p text:style-name="P1">end</text:p>
      <text:p text:style-name="P1">$func$ language plpgsql;</text:p>
      <text:p text:style-name="P1"/>
      <text:p text:style-name="P1">--select * from FindPatientFollowPartName('%Nguyen%');</text:p>
      <text:p text:style-name="P1">---------------------------------------------------------------------------------------------------------------------</text:p>
      <text:p text:style-name="P12">--find all final result from all time patient visited follow pid</text:p>
      <text:p text:style-name="P1">create or replace function ReturnFinalResultFollowPid(_pid character varying)</text:p>
      <text:p text:style-name="P1">returns table (visit_id character varying, did character varying, final_result character varying, final_diagnosis character varying, final_drug character varying, advice character varying)</text:p>
      <text:p text:style-name="P1">as</text:p>
      <text:p text:style-name="P1">$func$</text:p>
      <text:p text:style-name="P1">begin</text:p>
      <text:p text:style-name="P1"><text:tab/>return query</text:p>
      <text:p text:style-name="P1"><text:tab/>select f.visit_id, f.did, f.final_result, f.final_diagnosis, f.final_drug, f.advice</text:p>
      <text:p text:style-name="P1"><text:tab/>from final_form as f</text:p>
      <text:p text:style-name="P1"><text:tab/>where f.visit_id in (</text:p>
      <text:p text:style-name="P1"><text:tab/><text:tab/>select v.visit_id</text:p>
      <text:p text:style-name="P1"><text:soft-page-break/><text:tab/><text:tab/>from visit as v</text:p>
      <text:p text:style-name="P1"><text:tab/><text:tab/>where (v.pid = _pid)</text:p>
      <text:p text:style-name="P1"><text:tab/>);</text:p>
      <text:p text:style-name="P1">end</text:p>
      <text:p text:style-name="P1">$func$ language plpgsql;</text:p>
      <text:p text:style-name="P1"/>
      <text:p text:style-name="P1">select * from ReturnFinalResultFollowPid('DHBKHN1');</text:p>
      <text:p text:style-name="P1"/>
      <text:p text:style-name="P1">----------------------------------------------------------------------------------------------------------------------</text:p>
      <text:p text:style-name="P1">create or replace function ReturnFinalResultFollowPid(_pid character varying)</text:p>
      <text:p text:style-name="P1">returns table (visit_id character varying, did character varying, final_result character varying, final_diagnosis character varying, final_drug character varying, advice character varying)</text:p>
      <text:p text:style-name="P1">as</text:p>
      <text:p text:style-name="P1">$func$</text:p>
      <text:p text:style-name="P1">begin</text:p>
      <text:p text:style-name="P1"><text:tab/>return query</text:p>
      <text:p text:style-name="P1"><text:tab/>select f.visit_id, f.did, f.final_result, f.final_diagnosis, f.final_drug, f.advice</text:p>
      <text:p text:style-name="P1"><text:tab/>from final_form as f</text:p>
      <text:p text:style-name="P1"><text:tab/>join visit as v</text:p>
      <text:p text:style-name="P1"><text:tab/>on (f.visit_id = v.visit_id)</text:p>
      <text:p text:style-name="P1"><text:tab/>where v.pid = _pid;</text:p>
      <text:p text:style-name="P1">end</text:p>
      <text:p text:style-name="P1">$func$ language plpgsql;</text:p>
      <text:p text:style-name="P1"/>
      <text:p text:style-name="P1">select * from ReturnFinalResultFollowPid('DHBKHN1');</text:p>
      <text:p text:style-name="P1">------------------------------------------------------------------------------------------------------------------------</text:p>
      <text:p text:style-name="P12">--function to return all bill of a patient</text:p>
      <text:p text:style-name="P1">create or replace function ReturnBill(_pid character varying)</text:p>
      <text:p text:style-name="P1">returns table (visit_id character varying, total_cost integer, discount integer, loan integer, service_fee integer, drug_fee integer)</text:p>
      <text:p text:style-name="P1">as</text:p>
      <text:p text:style-name="P1">$func$</text:p>
      <text:p text:style-name="P1">begin</text:p>
      <text:p text:style-name="P1"><text:tab/>return query</text:p>
      <text:p text:style-name="P1"><text:tab/>select b.visit_id, b.total_cost, b.discount, b.loan, b.service_fee, b.drug_fee</text:p>
      <text:p text:style-name="P1"><text:tab/>from bill as b</text:p>
      <text:p text:style-name="P1"><text:tab/>join visit as v</text:p>
      <text:p text:style-name="P1"><text:tab/>on (b.visit_id=v.visit_id)</text:p>
      <text:p text:style-name="P1"><text:tab/>where v.pid = _pid;</text:p>
      <text:p text:style-name="P1">end</text:p>
      <text:p text:style-name="P1">$func$ language plpgsql;</text:p>
      <text:p text:style-name="P1"/>
      <text:p text:style-name="P1">--select * from ReturnBill('DHBKHN1');</text:p>
      <text:p text:style-name="P1">-------------------------------------------------------------------------------------------------------------------</text:p>
      <text:p text:style-name="P12">--process of a service</text:p>
      <text:p text:style-name="P1">create or replace function ReturnResultService(_pid character varying, _serviceID character varying)</text:p>
      <text:p text:style-name="P1">returns table(did character varying, visit_id character varying, pack_id character varying, test_result character varying, diagnosis character varying)</text:p>
      <text:p text:style-name="P1">as</text:p>
      <text:p text:style-name="P1">$func$</text:p>
      <text:p text:style-name="P1">begin</text:p>
      <text:p text:style-name="P1"><text:soft-page-break/><text:tab/>return query</text:p>
      <text:p text:style-name="P1"><text:tab/>select te.did, te.visit_id, te.pack_id, te.test_result, te.diagnosis</text:p>
      <text:p text:style-name="P1"><text:tab/>from test as te</text:p>
      <text:p text:style-name="P1"><text:tab/>join visit as v</text:p>
      <text:p text:style-name="P1"><text:tab/>on (te.visit_id = v.visit_id)</text:p>
      <text:p text:style-name="P1"><text:tab/>where (v.pid = _pid and te.service_id = _serviceID);</text:p>
      <text:p text:style-name="P1">end</text:p>
      <text:p text:style-name="P1">$func$ language plpgsql;</text:p>
      <text:p text:style-name="P1"/>
      <text:p text:style-name="P1">--select * from ReturnResultService('DHBKHN1', 'TM2');</text:p>
      <text:p text:style-name="P1">--------------------------------------------------------------------------------------------------------------------</text:p>
      <text:p text:style-name="P1"># <text:s text:c="61"/>Doctor View <text:s text:c="66"/>#</text:p>
      <text:p text:style-name="P1">--------------------------------------------------------------------------------------------------------------------</text:p>
      <text:p text:style-name="P12">--find all patient doctor’ ve tested follow did</text:p>
      <text:p text:style-name="P1">create or replace function FindAllPatientFollowDid(_did character varying)</text:p>
      <text:p text:style-name="P1">returns table (pid character varying, patient_name character varying, gender character varying, dob date, insurance character varying)</text:p>
      <text:p text:style-name="P1">as</text:p>
      <text:p text:style-name="P1">$func$</text:p>
      <text:p text:style-name="P1">begin</text:p>
      <text:p text:style-name="P1"><text:tab/>return query</text:p>
      <text:p text:style-name="P1"><text:tab/>select pa.pid, pa.patient_name, pa.gender, pa.dob, pa.insurance</text:p>
      <text:p text:style-name="P1"><text:tab/>from patient as pa</text:p>
      <text:p text:style-name="P1"><text:tab/>where pa.pid in(</text:p>
      <text:p text:style-name="P1"><text:tab/><text:tab/>select v.pid</text:p>
      <text:p text:style-name="P1"><text:tab/><text:tab/>from visit as v</text:p>
      <text:p text:style-name="P1"><text:tab/><text:tab/>where v.visit_id in (</text:p>
      <text:p text:style-name="P1"><text:tab/><text:tab/><text:tab/>select pack.visit_id</text:p>
      <text:p text:style-name="P1"><text:tab/><text:tab/><text:tab/>from package as pack</text:p>
      <text:p text:style-name="P1"><text:tab/><text:tab/><text:tab/>where (pack.visit_id, pack.pack_id) in (</text:p>
      <text:p text:style-name="P1"><text:tab/><text:tab/><text:tab/><text:tab/>select s.visit_id, s.pack_id</text:p>
      <text:p text:style-name="P1"><text:tab/><text:tab/><text:tab/><text:tab/>from service as s</text:p>
      <text:p text:style-name="P1"><text:tab/><text:tab/><text:tab/><text:tab/>where (s.visit_id, s.pack_id, s.service_id) in (</text:p>
      <text:p text:style-name="P1"><text:tab/><text:tab/><text:tab/><text:tab/><text:tab/>select te.visit_id, te.pack_id, te.service_id</text:p>
      <text:p text:style-name="P1"><text:tab/><text:tab/><text:tab/><text:tab/><text:tab/>from test as te</text:p>
      <text:p text:style-name="P1"><text:tab/><text:tab/><text:tab/><text:tab/><text:tab/>where te.did = _did</text:p>
      <text:p text:style-name="P1"><text:tab/><text:tab/><text:tab/><text:tab/>)</text:p>
      <text:p text:style-name="P1"><text:tab/><text:tab/><text:tab/>)</text:p>
      <text:p text:style-name="P1"><text:tab/><text:tab/>)</text:p>
      <text:p text:style-name="P1"><text:tab/>);</text:p>
      <text:p text:style-name="P1">end</text:p>
      <text:p text:style-name="P1">$func$ language plpgsql;</text:p>
      <text:p text:style-name="P1"/>
      <text:p text:style-name="P1">------------------------------------------------------------------------------------------------------------------------</text:p>
      <text:p text:style-name="P12">--find all patient in a day</text:p>
      <text:p text:style-name="P1">create or replace function FindAllPatientFollowDate(_input_date date)</text:p>
      <text:p text:style-name="P1">returns table (visit_id character varying, pid character varying, patient_name character varying, gender character varying, dob date, phone int, insurance character varying, email character varying, address character varying)</text:p>
      <text:p text:style-name="P1">as</text:p>
      <text:p text:style-name="P1">$func$</text:p>
      <text:p text:style-name="P1">begin</text:p>
      <text:p text:style-name="P1"><text:soft-page-break/><text:tab/>return query</text:p>
      <text:p text:style-name="P1"><text:tab/>select v.visit_id, pa.pid, pa.patient_name, pa.gender, pa.dob, pa.phone, pa.insurance, pa.email, pa.address</text:p>
      <text:p text:style-name="P1"><text:tab/>from visit as v</text:p>
      <text:p text:style-name="P1"><text:tab/>join patient as pa</text:p>
      <text:p text:style-name="P1"><text:tab/>on (v.pid = pa.pid)</text:p>
      <text:p text:style-name="P1"><text:tab/>where v.visit_date = _input_date;</text:p>
      <text:p text:style-name="P1">end</text:p>
      <text:p text:style-name="P1">$func$ language plpgsql;</text:p>
      <text:p text:style-name="P1"/>
      <text:p text:style-name="P1">select * from FindAllPatientFollowDate('2020-06-16');</text:p>
      <text:p text:style-name="P1">------------------------------------------------------------------------------------------------------------------------</text:p>
      <text:p text:style-name="P1">--# <text:s text:c="60"/>System View <text:s text:c="70"/>#</text:p>
      <text:p text:style-name="P1">------------------------------------------------------------------------------------------------------------------------</text:p>
      <text:p text:style-name="P12">--compute loan in a day</text:p>
      <text:p text:style-name="P1">create or replace function SumOfLoanDay(_input_date date)</text:p>
      <text:p text:style-name="P1">returns table (total_loan bigint)</text:p>
      <text:p text:style-name="P1">as</text:p>
      <text:p text:style-name="P1">$func$</text:p>
      <text:p text:style-name="P1">begin</text:p>
      <text:p text:style-name="P1"><text:tab/>return query</text:p>
      <text:p text:style-name="P1"><text:tab/>select sum(b.loan)</text:p>
      <text:p text:style-name="P1"><text:tab/>from visit as v</text:p>
      <text:p text:style-name="P1"><text:tab/>join bill as b</text:p>
      <text:p text:style-name="P1"><text:tab/>on (v.visit_id=b.visit_id)</text:p>
      <text:p text:style-name="P1"><text:tab/>where v.visit_date = _input_date;</text:p>
      <text:p text:style-name="P1">end</text:p>
      <text:p text:style-name="P1">$func$ language plpgsql;</text:p>
      <text:p text:style-name="P1"/>
      <text:p text:style-name="P1">select * from SumOfLoanDay('2020-06-16');</text:p>
      <text:p text:style-name="P1">------------------------------------------------------------------------------------------------------------------------</text:p>
      <text:p text:style-name="P12">--compute drug_fee</text:p>
      <text:p text:style-name="P1">create or replace function ComputeDrugFee(_pid character varying)</text:p>
      <text:p text:style-name="P1">returns table (visit_id character varying, drug_fee bigint)</text:p>
      <text:p text:style-name="P1">as</text:p>
      <text:p text:style-name="P1">$func$</text:p>
      <text:p text:style-name="P1">begin</text:p>
      <text:p text:style-name="P1"><text:tab/>return query</text:p>
      <text:p text:style-name="P1"><text:tab/>select d.visit_id, sum(d.price)</text:p>
      <text:p text:style-name="P1"><text:tab/>from drug as d</text:p>
      <text:p text:style-name="P1"><text:tab/>join visit as v</text:p>
      <text:p text:style-name="P1"><text:tab/>on (d.visit_id = v.visit_id)</text:p>
      <text:p text:style-name="P1"><text:tab/>where v.pid = _pid</text:p>
      <text:p text:style-name="P1"><text:tab/>group by (d.visit_id);</text:p>
      <text:p text:style-name="P1">end</text:p>
      <text:p text:style-name="P1">$func$ language plpgsql;</text:p>
      <text:p text:style-name="P1"/>
      <text:p text:style-name="P1">--select ComputeDrugFee('DHBKHN1');</text:p>
      <text:p text:style-name="P1">------------------------------------------------------------------------------------------------------------------------</text:p>
      <text:p text:style-name="P12">--compute service fee</text:p>
      <text:p text:style-name="P1">create or replace function ComputeServiceFee(_pid character varying)</text:p>
      <text:p text:style-name="P1">returns table (visit_id character varying, service_fee bigint)</text:p>
      <text:p text:style-name="P1"><text:soft-page-break/>as</text:p>
      <text:p text:style-name="P1">$func$</text:p>
      <text:p text:style-name="P1">begin</text:p>
      <text:p text:style-name="P1"><text:tab/>return query</text:p>
      <text:p text:style-name="P1"><text:tab/>select s.visit_id, sum(s.price)</text:p>
      <text:p text:style-name="P1"><text:tab/>from service as s</text:p>
      <text:p text:style-name="P1"><text:tab/>join visit as v</text:p>
      <text:p text:style-name="P1"><text:tab/>on (s.visit_id = v.visit_id)</text:p>
      <text:p text:style-name="P1"><text:tab/>where v.pid = _pid</text:p>
      <text:p text:style-name="P1"><text:tab/>group by (s.visit_id);</text:p>
      <text:p text:style-name="P1">end</text:p>
      <text:p text:style-name="P1">$func$ language plpgsql;</text:p>
      <text:p text:style-name="P1"/>
      <text:p text:style-name="P1">--select ComputeServiceFee('DHBKHN1');</text:p>
      <text:p text:style-name="P1">------------------------------------------------------------------------------------------------------------------------</text:p>
      <text:p text:style-name="P12">--update total cost</text:p>
      <text:p text:style-name="P1">update bill set total_cost = service_fee + drug_fee</text:p>
      <text:p text:style-name="P1">where (bill.visit_id in (select visit_id</text:p>
      <text:p text:style-name="P1"><text:tab/><text:tab/><text:tab/><text:tab/> <text:s/>from visit</text:p>
      <text:p text:style-name="P1"><text:tab/><text:tab/><text:tab/><text:tab/> <text:s/>where visit.pid = 'DHBKHN1'));</text:p>
      <text:p text:style-name="P1"/>
      <text:p text:style-name="P12">--update discount</text:p>
      <text:p text:style-name="P1">update bill set discount = 0.5*total_cost</text:p>
      <text:p text:style-name="P1">where (bill.visit_id in (select visit_id</text:p>
      <text:p text:style-name="P1"><text:tab/><text:tab/><text:tab/><text:tab/><text:tab/><text:tab/>from visit</text:p>
      <text:p text:style-name="P1"><text:tab/><text:tab/><text:tab/><text:tab/><text:tab/><text:tab/>where visit.pid in (select pid</text:p>
      <text:p text:style-name="P1"><text:tab/><text:tab/><text:tab/><text:tab/><text:tab/><text:tab/><text:tab/><text:tab/><text:tab/><text:tab/> <text:s text:c="2"/>from patient</text:p>
      <text:p text:style-name="P1"><text:tab/><text:tab/><text:tab/><text:tab/><text:tab/><text:tab/><text:tab/><text:tab/><text:tab/><text:tab/> <text:s text:c="2"/>where patient.pid = 'DHBKHN1' and patient.insurance = 'Y')));</text:p>
      <text:p text:style-name="P1"/>
      <text:p text:style-name="P12">--update loan</text:p>
      <text:p text:style-name="P1">update bill set loan = total_cost - discount</text:p>
      <text:p text:style-name="P1">where (bill.visit_id in (select visit_id</text:p>
      <text:p text:style-name="P1"><text:tab/><text:tab/><text:tab/><text:tab/><text:tab/><text:tab/>from visit</text:p>
      <text:p text:style-name="P1"><text:tab/><text:tab/><text:tab/><text:tab/><text:tab/><text:tab/>where visit.pid = 'DHBKHN1'));</text:p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0:25:07.968669135</meta:creation-date>
    <dc:date>2021-06-18T15:06:33.378892769</dc:date>
    <meta:editing-duration>PT1H1M24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5" meta:paragraph-count="216" meta:word-count="849" meta:character-count="8911" meta:non-whitespace-character-count="7594"/>
  </office:meta>
</office:document-meta>
</file>